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7a6a" officeooo:paragraph-rsid="001c7a6a"/>
    </style:style>
    <style:style style:name="P2" style:family="paragraph" style:parent-style-name="Standard">
      <style:text-properties officeooo:paragraph-rsid="001c7a6a"/>
    </style:style>
    <style:style style:name="P3" style:family="paragraph" style:parent-style-name="Standard">
      <style:text-properties officeooo:rsid="001dba31" officeooo:paragraph-rsid="001dba31"/>
    </style:style>
    <style:style style:name="P4" style:family="paragraph" style:parent-style-name="Standard">
      <style:text-properties officeooo:rsid="001e698e" officeooo:paragraph-rsid="001e698e"/>
    </style:style>
    <style:style style:name="P5" style:family="paragraph" style:parent-style-name="Standard">
      <style:text-properties officeooo:rsid="001e6acd" officeooo:paragraph-rsid="001e6acd"/>
    </style:style>
    <style:style style:name="T1" style:family="text">
      <style:text-properties officeooo:rsid="001c7a6a"/>
    </style:style>
    <style:style style:name="T2" style:family="text">
      <style:text-properties officeooo:rsid="001cbd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no - reno</text:p>
      <text:p text:style-name="P1">1. 0%</text:p>
      <text:p text:style-name="P1">Run #1 Data: Time=0.000373 S ; Speed=5361.930295 MB/S</text:p>
      <text:p text:style-name="P1">Run #2 Data: Time=0.000260 S ; Speed=7692.307692 MB/S</text:p>
      <text:p text:style-name="P1">Run #3 Data: Time=0.000263 S ; Speed=7604.562738 MB/S</text:p>
      <text:p text:style-name="P1">Run #4 Data: Time=0.000245 S ; Speed=8163.265306 MB/S</text:p>
      <text:p text:style-name="P1">Run #5 Data: Time=0.000248 S ; Speed=8064.516129 MB/S</text:p>
      <text:p text:style-name="P1">Average time: 0.000278 S</text:p>
      <text:p text:style-name="P1">Average speed: 7377.316432 MB/S</text:p>
      <text:p text:style-name="P1"/>
      <text:p text:style-name="P1"/>
      <text:p text:style-name="P1">2. 2%</text:p>
      <text:p text:style-name="P1">Run #1 Data: Time=0.000386 S ; Speed=5181.347150 MB/S</text:p>
      <text:p text:style-name="P1">Run #2 Data: Time=0.000351 S ; Speed=5698.005698 MB/S</text:p>
      <text:p text:style-name="P1">Run #3 Data: Time=0.000331 S ; Speed=6042.296073 MB/S</text:p>
      <text:p text:style-name="P1">Run #4 Data: Time=0.000240 S ; Speed=8333.333333 MB/S</text:p>
      <text:p text:style-name="P1">Run #5 Data: Time=0.000217 S ; Speed=9216.589862 MB/S</text:p>
      <text:p text:style-name="P1">Average time: 0.000305 S</text:p>
      <text:p text:style-name="P1">Average speed: 6894.314423 MB/S</text:p>
      <text:p text:style-name="P1"/>
      <text:p text:style-name="P1"/>
      <text:p text:style-name="P1">3. 5%</text:p>
      <text:p text:style-name="P1">Run #1 Data: Time=0.000537 S ; Speed=3724.394786 MB/S</text:p>
      <text:p text:style-name="P1">Run #2 Data: Time=0.000327 S ; Speed=6116.207951 MB/S</text:p>
      <text:p text:style-name="P1">Run #3 Data: Time=0.000290 S ; Speed=6896.551724 MB/S</text:p>
      <text:p text:style-name="P1">Run #4 Data: Time=0.000267 S ; Speed=7490.636704 MB/S</text:p>
      <text:p text:style-name="P1">Run #5 Data: Time=0.000217 S ; Speed=9216.589862 MB/S</text:p>
      <text:p text:style-name="P1">Average time: 0.000328 S</text:p>
      <text:p text:style-name="P1">Average speed: 6688.876205 MB/S</text:p>
      <text:p text:style-name="P1"/>
      <text:p text:style-name="P1">4. 10%</text:p>
      <text:p text:style-name="P1"/>
      <text:p text:style-name="P1">Run #1 Data: Time=0.000371 S ; Speed=5390.835580 MB/S</text:p>
      <text:p text:style-name="P1">Run #2 Data: Time=0.000342 S ; Speed=5847.953216 MB/S</text:p>
      <text:p text:style-name="P1">Run #3 Data: Time=0.000487 S ; Speed=4106.776181 MB/S</text:p>
      <text:p text:style-name="P1">Run #4 Data: Time=0.000350 S ; Speed=5714.285714 MB/S</text:p>
      <text:p text:style-name="P1">Run #5 Data: Time=0.000284 S ; Speed=7042.253521 MB/S</text:p>
      <text:p text:style-name="P1">Average time: 0.000367 S</text:p>
      <text:p text:style-name="P1">Average speed: 5620.420842 MB/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2">cubic</text:span><text:span text:style-name="T1">-</text:span><text:span text:style-name="T2">reno</text:span></text:p>
      <text:p text:style-name="P1"/>
      <text:p text:style-name="P1">1. 0%</text:p>
      <text:p text:style-name="P1">Run #1 Data: Time=0.000757 S ; Speed=2642.007926 MB/S</text:p>
      <text:p text:style-name="P1">Run #2 Data: Time=0.000305 S ; Speed=6557.377049 MB/S</text:p>
      <text:p text:style-name="P1">Run #3 Data: Time=0.000238 S ; Speed=8403.361345 MB/S</text:p>
      <text:p text:style-name="P1">Run #4 Data: Time=0.000307 S ; Speed=6514.657980 MB/S</text:p>
      <text:p text:style-name="P1">Run #5 Data: Time=0.000439 S ; Speed=4555.808656 MB/S</text:p>
      <text:p text:style-name="P1">Average time: 0.000409 S</text:p>
      <text:p text:style-name="P1">Average speed: 5734.642591 MB/S</text:p>
      <text:p text:style-name="P1"/>
      <text:p text:style-name="P1">2. 2%</text:p>
      <text:p text:style-name="P1"/>
      <text:p text:style-name="P1">Run #1 Data: Time=0.000359 S ; Speed=5571.030641 MB/S</text:p>
      <text:p text:style-name="P1">Run #2 Data: Time=0.000271 S ; Speed=7380.073801 MB/S</text:p>
      <text:p text:style-name="P1">Run #3 Data: Time=0.000437 S ; Speed=4576.659039 MB/S</text:p>
      <text:p text:style-name="P1">Run #4 Data: Time=0.000225 S ; Speed=8888.888889 MB/S</text:p>
      <text:p text:style-name="P1">Run #5 Data: Time=0.000212 S ; Speed=9433.962264 MB/S</text:p>
      <text:p text:style-name="P1">Average time: 0.000301 S</text:p>
      <text:p text:style-name="P1">Average speed: 7170.122927 MB/S</text:p>
      <text:p text:style-name="P1"/>
      <text:p text:style-name="P1">3. 5%</text:p>
      <text:p text:style-name="P1">Run #1 Data: Time=0.000429 S ; Speed=4662.004662 MB/S</text:p>
      <text:p text:style-name="P1">Run #2 Data: Time=0.000304 S ; Speed=6578.947368 MB/S</text:p>
      <text:p text:style-name="P1">Run #3 Data: Time=0.000279 S ; Speed=7168.458781 MB/S</text:p>
      <text:p text:style-name="P1">Run #4 Data: Time=0.000445 S ; Speed=4494.382022 MB/S</text:p>
      <text:p text:style-name="P1">Run #5 Data: Time=0.000370 S ; Speed=5405.405405 MB/S</text:p>
      <text:p text:style-name="P1">Average time: 0.000365 S</text:p>
      <text:p text:style-name="P1">Average speed: 5661.839648 MB/S</text:p>
      <text:p text:style-name="P1"/>
      <text:p text:style-name="P1"/>
      <text:p text:style-name="P1">4. 10%</text:p>
      <text:p text:style-name="P1">Run #1 Data: Time=0.000772 S ; Speed=2590.673575 MB/S</text:p>
      <text:p text:style-name="P1">Run #2 Data: Time=0.000256 S ; Speed=7812.500000 MB/S</text:p>
      <text:p text:style-name="P1">Run #3 Data: Time=0.000575 S ; Speed=3478.260870 MB/S</text:p>
      <text:p text:style-name="P1">Run #4 Data: Time=0.000623 S ; Speed=3210.272873 MB/S</text:p>
      <text:p text:style-name="P1">Run #5 Data: Time=0.000265 S ; Speed=7547.169811 MB/S</text:p>
      <text:p text:style-name="P1">Average time: 0.000498 S</text:p>
      <text:p text:style-name="P1">Average speed: 4927.775426 MB/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reno – cubic</text:p>
      <text:p text:style-name="P3"/>
      <text:p text:style-name="P3">1. 0%</text:p>
      <text:p text:style-name="P3">Run #1 Data: Time=0.000368 S ; Speed=5434.782609 MB/S</text:p>
      <text:p text:style-name="P3">Run #2 Data: Time=0.000408 S ; Speed=4901.960784 MB/S</text:p>
      <text:p text:style-name="P3">Run #3 Data: Time=0.000269 S ; Speed=7434.944238 MB/S</text:p>
      <text:p text:style-name="P3">Run #4 Data: Time=0.000265 S ; Speed=7547.169811 MB/S</text:p>
      <text:p text:style-name="P3">Run #5 Data: Time=0.000274 S ; Speed=7299.270073 MB/S</text:p>
      <text:p text:style-name="P3">Average time: 0.000317 S</text:p>
      <text:p text:style-name="P3">Average speed: 6523.625503 MB/S</text:p>
      <text:p text:style-name="P3"/>
      <text:p text:style-name="P3">2. 2%</text:p>
      <text:p text:style-name="P3">Run #1 Data: Time=0.000330 S ; Speed=6060.606061 MB/S</text:p>
      <text:p text:style-name="P3">Run #2 Data: Time=0.000229 S ; Speed=8733.624454 MB/S</text:p>
      <text:p text:style-name="P3">Run #3 Data: Time=0.000434 S ; Speed=4608.294931 MB/S</text:p>
      <text:p text:style-name="P3">Run #4 Data: Time=0.000241 S ; Speed=8298.755187 MB/S</text:p>
      <text:p text:style-name="P3">Run #5 Data: Time=0.000378 S ; Speed=5291.005291 MB/S</text:p>
      <text:p text:style-name="P3">Average time: 0.000322 S</text:p>
      <text:p text:style-name="P3">Average speed: 6598.457185 MB/S</text:p>
      <text:p text:style-name="P3"/>
      <text:p text:style-name="P4">3. 5%</text:p>
      <text:p text:style-name="P4">Run #1 Data: Time=0.000251 S ; Speed=7968.127490 MB/S</text:p>
      <text:p text:style-name="P4">Run #2 Data: Time=0.000470 S ; Speed=4255.319149 MB/S</text:p>
      <text:p text:style-name="P4">Run #3 Data: Time=0.000238 S ; Speed=8403.361345 MB/S</text:p>
      <text:p text:style-name="P4">Run #4 Data: Time=0.000300 S ; Speed=6666.666667 MB/S</text:p>
      <text:p text:style-name="P4">Run #5 Data: Time=0.000310 S ; Speed=6451.612903 MB/S</text:p>
      <text:p text:style-name="P4">Average time: 0.000314 S</text:p>
      <text:p text:style-name="P4">Average speed: 6749.017511 MB/S</text:p>
      <text:p text:style-name="P4"/>
      <text:p text:style-name="P4">4. 10%</text:p>
      <text:p text:style-name="P4">Run #1 Data: Time=0.001494 S ; Speed=1338.688086 MB/S</text:p>
      <text:p text:style-name="P4">Run #2 Data: Time=0.000327 S ; Speed=6116.207951 MB/S</text:p>
      <text:p text:style-name="P4">Run #3 Data: Time=0.000322 S ; Speed=6211.180124 MB/S</text:p>
      <text:p text:style-name="P4">Run #4 Data: Time=0.000603 S ; Speed=3316.749585 MB/S</text:p>
      <text:p text:style-name="P4">Run #5 Data: Time=0.000350 S ; Speed=5714.285714 MB/S</text:p>
      <text:p text:style-name="P4">Average time: 0.000619 S</text:p>
      <text:p text:style-name="P4">Average speed: 4539.422292 MB/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cubic – cubic</text:p>
      <text:p text:style-name="P5"/>
      <text:p text:style-name="P5">1. 0%</text:p>
      <text:p text:style-name="P5">Run #1 Data: Time=0.000435 S ; Speed=4597.701149 MB/S</text:p>
      <text:p text:style-name="P5">Run #2 Data: Time=0.000318 S ; Speed=6289.308176 MB/S</text:p>
      <text:p text:style-name="P5">Run #3 Data: Time=0.000333 S ; Speed=6006.006006 MB/S</text:p>
      <text:p text:style-name="P5">Run #4 Data: Time=0.000281 S ; Speed=7117.437722 MB/S</text:p>
      <text:p text:style-name="P5">Run #5 Data: Time=0.000308 S ; Speed=6493.506494 MB/S</text:p>
      <text:p text:style-name="P5">Average time: 0.000335 S</text:p>
      <text:p text:style-name="P5">Average speed: 6100.791909 MB/S</text:p>
      <text:p text:style-name="P5"/>
      <text:p text:style-name="P5">2. 2%</text:p>
      <text:p text:style-name="P5">Run #1 Data: Time=0.002074 S ; Speed=964.320154 MB/S</text:p>
      <text:p text:style-name="P5">Run #2 Data: Time=0.000334 S ; Speed=5988.023952 MB/S</text:p>
      <text:p text:style-name="P5">Run #3 Data: Time=0.000360 S ; Speed=5555.555556 MB/S</text:p>
      <text:p text:style-name="P5">Run #4 Data: Time=0.000307 S ; Speed=6514.657980 MB/S</text:p>
      <text:p text:style-name="P5">Run #5 Data: Time=0.000311 S ; Speed=6430.868167 MB/S</text:p>
      <text:p text:style-name="P5">Average time: 0.000677 S</text:p>
      <text:p text:style-name="P5">Average speed: 5090.685162 MB/S</text:p>
      <text:p text:style-name="P5"/>
      <text:p text:style-name="P5">3. 5%</text:p>
      <text:p text:style-name="P5">Run #1 Data: Time=0.000298 S ; Speed=6711.409396 MB/S</text:p>
      <text:p text:style-name="P5">Run #2 Data: Time=0.000293 S ; Speed=6825.938567 MB/S</text:p>
      <text:p text:style-name="P5">Run #3 Data: Time=0.000329 S ; Speed=6079.027356 MB/S</text:p>
      <text:p text:style-name="P5">Run #4 Data: Time=0.000285 S ; Speed=7017.543860 MB/S</text:p>
      <text:p text:style-name="P5">Run #5 Data: Time=0.000307 S ; Speed=6514.657980 MB/S</text:p>
      <text:p text:style-name="P5">Average time: 0.000302 S</text:p>
      <text:p text:style-name="P5">Average speed: 6629.715432 MB/S</text:p>
      <text:p text:style-name="P5"/>
      <text:p text:style-name="P5">4. 10%</text:p>
      <text:p text:style-name="P5">Run #1 Data: Time=0.000388 S ; Speed=5154.639175 MB/S</text:p>
      <text:p text:style-name="P5">Run #2 Data: Time=0.000336 S ; Speed=5952.380952 MB/S</text:p>
      <text:p text:style-name="P5">Run #3 Data: Time=0.000388 S ; Speed=5154.639175 MB/S</text:p>
      <text:p text:style-name="P5">Run #4 Data: Time=0.000323 S ; Speed=6191.950464 MB/S</text:p>
      <text:p text:style-name="P5">Run #5 Data: Time=0.000319 S ; Speed=6269.592476 MB/S</text:p>
      <text:p text:style-name="P5">Average time: 0.000351 S</text:p>
      <text:p text:style-name="P5">Average speed: 5744.640449 MB/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3T16:50:31.279012783</meta:creation-date>
    <dc:date>2024-03-03T18:42:51.599107888</dc:date>
    <meta:editing-duration>PT1H2M2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132" meta:word-count="808" meta:character-count="5249" meta:non-whitespace-character-count="4571"/>
  </office:meta>
</office:document-meta>
</file>